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2257in" table:align="left" fo:background-color="#ffffff">
        <style:background-image/>
      </style:table-properties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2076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able_20_Contents">
      <style:paragraph-properties fo:margin-top="0in" fo:margin-bottom="0in" loext:contextual-spacing="false" fo:text-align="center" style:justify-single-word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f71d9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f71d9" officeooo:paragraph-rsid="000f71d9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111123" officeooo:paragraph-rsid="00111123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112da2" officeooo:paragraph-rsid="00112da2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131f77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131f77" officeooo:paragraph-rsid="00131f77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131f77" officeooo:paragraph-rsid="00131f77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officeooo:rsid="000f71d9"/>
    </style:style>
    <style:style style:name="T3" style:family="text">
      <style:text-properties officeooo:rsid="00111123"/>
    </style:style>
    <style:style style:name="T4" style:family="text">
      <style:text-properties officeooo:rsid="00112da2"/>
    </style:style>
    <style:style style:name="T5" style:family="text">
      <style:text-properties officeooo:rsid="00131f77"/>
    </style:style>
    <style:style style:name="T6" style:family="text">
      <style:text-properties officeooo:rsid="001633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eremy Holloway</text:p>
      <text:p text:style-name="P9">CPSC-3220-001</text:p>
      <text:p text:style-name="P9">5/30/2019</text:p>
      <text:p text:style-name="P9"/>
      <text:p text:style-name="P10">Pre-class Assignment #10</text:p>
      <text:p text:style-name="P10"/>
      <text:p text:style-name="P3">1. Define deadlock.</text:p>
      <text:p text:style-name="P3"><text:tab/><text:span text:style-name="T2">A cycle of waiting among a set of threads, where each thread waits for some other thread in the cycle to take some action.</text:span></text:p>
      <text:p text:style-name="P3"/>
      <text:p text:style-name="P3">2. What are the four necessary conditions for deadlock?</text:p>
      <text:p text:style-name="P5"><text:tab/>1. Bounded resources</text:p>
      <text:p text:style-name="P5"><text:tab/>2. No preemption</text:p>
      <text:p text:style-name="P5"><text:tab/>3. Wait while holding</text:p>
      <text:p text:style-name="P5"><text:tab/>4. Circular waiting</text:p>
      <text:p text:style-name="P5"/>
      <text:p text:style-name="P3">3. Give four examples of deadlock prevention, one for each of the four conditions you listed in question 2.</text:p>
      <text:p text:style-name="P4"><text:tab/>1. Provide sufficient resources <text:span text:style-name="T6">(virtualization)</text:span></text:p>
      <text:p text:style-name="P5"><text:tab/>2. Preempt resources</text:p>
      <text:p text:style-name="P5"><text:tab/>3. Release lock when calling out of module</text:p>
      <text:p text:style-name="P5"><text:tab/>4. Locking ordering</text:p>
      <text:p text:style-name="P5"/>
      <text:p text:style-name="P3">4. How does deadlock avoidance differ from deadlock prevention?</text:p>
      <text:p text:style-name="P3"><text:tab/><text:span text:style-name="T3">Dead lock avoidance works by allocating enough resources so that there wouldn’t an issue to prevent, while avoidance tries to avoid a specific state by limiting behavior.</text:span></text:p>
      <text:p text:style-name="P3"/>
      <text:p text:style-name="P3">5. What are the three types of states identified in the deadlock avoidance approach?</text:p>
      <text:p text:style-name="P6"><text:tab/>1. Safe state</text:p>
      <text:p text:style-name="P6"><text:tab/>2. Unsafe state</text:p>
      <text:p text:style-name="P6"><text:tab/>3. Deadlocked state</text:p>
      <text:p text:style-name="P6"/>
      <text:p text:style-name="P3">6. A system is limited to which state type(s) by use of a deadlock avoidance algorithm?</text:p>
      <text:p text:style-name="P3"><text:tab/><text:span text:style-name="T4">Safe state only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. Use the Banker's Algorithm to determine if the following request can be granted.</text:p>
      <text:p text:style-name="P3">current state of syste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<text:span text:style-name="T1">thread</text:span></text:span></text:p>
          </table:table-cell>
          <table:table-cell table:style-name="Table1.A1" office:value-type="string">
            <text:p text:style-name="P2"><text:span text:style-name="Strong_20_Emphasis"><text:span text:style-name="T1">max need</text:span></text:span></text:p>
          </table:table-cell>
          <table:table-cell table:style-name="Table1.A1" office:value-type="string">
            <text:p text:style-name="P2"><text:span text:style-name="Strong_20_Emphasis"><text:span text:style-name="T1">allocated</text:span></text:span></text:p>
          </table:table-cell>
          <table:table-cell table:style-name="Table1.A1" office:value-type="string">
            <text:p text:style-name="P2"><text:span text:style-name="Strong_20_Emphasis"><text:span text:style-name="T1">remaining need</text:span></text:span></text:p>
          </table:table-cell>
        </table:table-row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6</text:p>
          </table:table-cell>
        </table:table-row>
        <table:table-row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</table:table-row>
        <table:table-row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</table:table-row>
      </table:table>
      <text:p text:style-name="P3">total units = 10<text:line-break/>available units = 3</text:p>
      <text:p text:style-name="P3">thread A requests 1 unit</text:p>
      <text:p text:style-name="P7"><text:tab/>Yes, there is enough resources to grant the request</text:p>
      <text:p text:style-name="P7"><text:s/></text:p>
      <text:p text:style-name="P3">8. What is the rationale for a detect and recover approach to deadlock versus prevention or avoidance?</text:p>
      <text:p text:style-name="P3"><text:tab/><text:span text:style-name="T5">Sometimes it is too difficult or expensive to enforce sufficient structure on the system’s data and workloads to guarantee that deadlock will never occur.</text:span></text:p>
      <text:p text:style-name="P3"/>
      <text:p text:style-name="P3">9. What are the two recovery techniques identified in the textbook?</text:p>
      <text:p text:style-name="P8"><text:tab/>1. Proceed without the resource</text:p>
      <text:p text:style-name="P9"><text:tab/>2. Transactions: rollback and retry</text:p>
      <text:p text:style-name="P9"/>
      <text:p text:style-name="P3">10. What is wound wait?</text:p>
      <text:p text:style-name="P3"><text:tab/><text:span text:style-name="T5">An approach to deadlock recovery that ensures progress by aborting that most recent transaction in any deadlock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8:56:35.134345129</meta:creation-date>
    <dc:date>2019-05-30T14:12:44.536241912</dc:date>
    <meta:editing-duration>PT28M56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2" meta:paragraph-count="53" meta:word-count="314" meta:character-count="1845" meta:non-whitespace-character-count="1563"/>
  </office:meta>
</office:document-meta>
</file>